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18f" officeooo:paragraph-rsid="0013518f"/>
    </style:style>
    <style:style style:name="P2" style:family="paragraph" style:parent-style-name="Standard">
      <style:text-properties officeooo:rsid="0013518f" officeooo:paragraph-rsid="0015b21b"/>
    </style:style>
    <style:style style:name="P3" style:family="paragraph" style:parent-style-name="Standard">
      <style:text-properties officeooo:rsid="0014992e" officeooo:paragraph-rsid="0014992e"/>
    </style:style>
    <style:style style:name="P4" style:family="paragraph" style:parent-style-name="Standard">
      <style:text-properties officeooo:rsid="0015b21b" officeooo:paragraph-rsid="0015b21b"/>
    </style:style>
    <style:style style:name="P5" style:family="paragraph" style:parent-style-name="Standard">
      <style:text-properties officeooo:rsid="0017a4c6" officeooo:paragraph-rsid="0017a4c6"/>
    </style:style>
    <style:style style:name="P6" style:family="paragraph" style:parent-style-name="Standard">
      <style:text-properties officeooo:rsid="0015b21b" officeooo:paragraph-rsid="0015b21b"/>
    </style:style>
    <style:style style:name="P7" style:family="paragraph" style:parent-style-name="Standard">
      <style:text-properties officeooo:rsid="001b1f62" officeooo:paragraph-rsid="001b1f62"/>
    </style:style>
    <style:style style:name="T1" style:family="text">
      <style:text-properties officeooo:rsid="0014992e"/>
    </style:style>
    <style:style style:name="T2" style:family="text">
      <style:text-properties officeooo:rsid="001a1942"/>
    </style:style>
    <style:style style:name="T3" style:family="text">
      <style:text-properties officeooo:rsid="001b4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ls</text:span>Features to implement:</text:p>
      <text:p text:style-name="P4"/>
      <text:p text:style-name="P1">Banned extension list</text:p>
      <text:p text:style-name="P1">Banned mimetype list</text:p>
      <text:p text:style-name="P1">Banned phrase list (content)</text:p>
      <text:p text:style-name="P1">Banned regex header list</text:p>
      <text:p text:style-name="P1">Banned regex url list</text:p>
      <text:p text:style-name="P1">Banned site list</text:p>
      <text:p text:style-name="P1">Banned url list</text:p>
      <text:p text:style-name="P1"/>
      <text:p text:style-name="P1">Exception extension list</text:p>
      <text:p text:style-name="P1">Exception <text:span text:style-name="T1">url list</text:span></text:p>
      <text:p text:style-name="P3">Exception site list</text:p>
      <text:p text:style-name="P4">Exception phrase list</text:p>
      <text:p text:style-name="P3">exception mimetype list</text:p>
      <text:p text:style-name="P3">exception phrase list</text:p>
      <text:p text:style-name="P3">exception regex url list</text:p>
      <text:p text:style-name="P3"/>
      <text:p text:style-name="P2">Content regex replacement</text:p>
      <text:p text:style-name="P4">Header regex replacement</text:p>
      <text:p text:style-name="P4">Url regex replacement</text:p>
      <text:p text:style-name="P4"/>
      <text:p text:style-name="P4"/>
      <text:p text:style-name="P7">Main program</text:p>
      <text:p text:style-name="P5">Content scanning:</text:p>
      <text:p text:style-name="P7">Include config file of mime types that we should scan. Probably just focus on text content.</text:p>
      <text:p text:style-name="P7">Create cache for clean pages. This cache should expire after a certain amount of time. Perhaps we should also keep a hash of the page and check this every time just to make sure there is no funny business going on.</text:p>
      <text:p text:style-name="P7">Create a cache for reverse DNS IP lookups. Should refresh this periodically using a thread.</text:p>
      <text:p text:style-name="P7">Need to find a way of handling large downloads. Maybe either cache them locally on disk or <text:span text:style-name="T3">find a way of blocking after you send them</text:span></text:p>
      <text:p text:style-name="P7">* <text:span text:style-name="T3">This will require changes to the content replacement module.</text:span></text:p>
      <text:p text:style-name="P7">* <text:span text:style-name="T3">Is there a way of blocking after you've already written some data to the clien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23:37:37.708541200</meta:creation-date>
    <dc:date>2014-06-29T08:43:45.846384204</dc:date>
    <meta:editing-duration>PT8H26M2S</meta:editing-duration>
    <meta:editing-cycles>4</meta:editing-cycles>
    <meta:generator>LibreOffice/4.2.3.3$Linux_X86_64 LibreOffice_project/420m0$Build-3</meta:generator>
    <dc:creator>Justin Schwartzbeck</dc:creator>
    <meta:document-statistic meta:table-count="0" meta:image-count="0" meta:object-count="0" meta:page-count="1" meta:paragraph-count="26" meta:word-count="186" meta:character-count="1091" meta:non-whitespace-character-count="931"/>
  </office:meta>
</office:document-meta>
</file>